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2916" calcext:value-type="float">
            <text:p>0.2916</text:p>
          </table:table-cell>
          <table:table-cell table:number-columns-repeated="11"/>
        </table:table-row>
        <table:table-row table:style-name="ro1">
          <table:table-cell office:value-type="float" office:value="2.7225" calcext:value-type="float">
            <text:p>2.7225</text:p>
          </table:table-cell>
          <table:table-cell table:number-columns-repeated="11"/>
        </table:table-row>
        <table:table-row table:style-name="ro1">
          <table:table-cell office:value-type="float" office:value="1.62" calcext:value-type="float">
            <text:p>1.62</text:p>
          </table:table-cell>
          <table:table-cell table:number-columns-repeated="11"/>
        </table:table-row>
        <table:table-row table:style-name="ro1">
          <table:table-cell office:value-type="float" office:value="13.872" calcext:value-type="float">
            <text:p>13.872</text:p>
          </table:table-cell>
          <table:table-cell table:number-columns-repeated="11"/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11"/>
        </table:table-row>
        <table:table-row table:style-name="ro1">
          <table:table-cell office:value-type="float" office:value="0.0539" calcext:value-type="float">
            <text:p>0.0539</text:p>
          </table:table-cell>
          <table:table-cell table:number-columns-repeated="11"/>
        </table:table-row>
        <table:table-row table:style-name="ro1">
          <table:table-cell office:value-type="float" office:value="18.4832" calcext:value-type="float">
            <text:p>18.4832</text:p>
          </table:table-cell>
          <table:table-cell table:number-columns-repeated="6"/>
          <table:table-cell office:value-type="string" calcext:value-type="string">
            <text:p>bus_13_3</text:p>
          </table:table-cell>
          <table:table-cell office:value-type="float" office:value="113.9088" calcext:value-type="float">
            <text:p>113.9088</text:p>
          </table:table-cell>
          <table:table-cell/>
          <table:table-cell table:formula="of:=[.J7]-[.I7]" office:value-type="float" office:value="-113.9088" calcext:value-type="float">
            <text:p>-113.9088</text:p>
          </table:table-cell>
          <table:table-cell table:style-name="ce1" table:formula="of:=[.K7]/[.I7]" office:value-type="percentage" office:value="-1" calcext:value-type="percentage">
            <text:p>-100.00%</text:p>
          </table:table-cell>
        </table:table-row>
        <table:table-row table:style-name="ro1">
          <table:table-cell office:value-type="float" office:value="0.3971" calcext:value-type="float">
            <text:p>0.3971</text:p>
          </table:table-cell>
          <table:table-cell table:number-columns-repeated="6"/>
          <table:table-cell office:value-type="string" calcext:value-type="string">
            <text:p>bus_29_1</text:p>
          </table:table-cell>
          <table:table-cell office:value-type="float" office:value="0.01370943167" calcext:value-type="float">
            <text:p>0.01370943167</text:p>
          </table:table-cell>
          <table:table-cell/>
          <table:table-cell table:formula="of:=[.J8]-[.I8]" office:value-type="float" office:value="-0.01370943167" calcext:value-type="float">
            <text:p>-0.01370943167</text:p>
          </table:table-cell>
          <table:table-cell table:style-name="ce1" table:formula="of:=[.K8]/[.I8]" office:value-type="percentage" office:value="-1" calcext:value-type="percentage">
            <text:p>-100.00%</text:p>
          </table:table-cell>
        </table:table-row>
        <table:table-row table:style-name="ro1">
          <table:table-cell office:value-type="float" office:value="62.3084" calcext:value-type="float">
            <text:p>62.3084</text:p>
          </table:table-cell>
          <table:table-cell table:number-columns-repeated="6"/>
          <table:table-cell office:value-type="string" calcext:value-type="string">
            <text:p>bus_32_1</text:p>
          </table:table-cell>
          <table:table-cell office:value-type="float" office:value="55631859.1775" calcext:value-type="float">
            <text:p>55631859.1775</text:p>
          </table:table-cell>
          <table:table-cell office:value-type="float" office:value="38558920.065" calcext:value-type="float">
            <text:p>38558920.065</text:p>
          </table:table-cell>
          <table:table-cell table:formula="of:=[.J9]-[.I9]" office:value-type="float" office:value="-17072939.1125" calcext:value-type="float">
            <text:p>-17072939.1125</text:p>
          </table:table-cell>
          <table:table-cell table:style-name="ce1" table:formula="of:=[.K9]/[.I9]" office:value-type="percentage" office:value="-0.306891399369321" calcext:value-type="percentage">
            <text:p>-30.69%</text:p>
          </table:table-cell>
        </table:table-row>
        <table:table-row table:style-name="ro1">
          <table:table-cell office:value-type="float" office:value="0.3844" calcext:value-type="float">
            <text:p>0.3844</text:p>
          </table:table-cell>
          <table:table-cell table:number-columns-repeated="6"/>
          <table:table-cell office:value-type="string" calcext:value-type="string">
            <text:p>bus_83_11</text:p>
          </table:table-cell>
          <table:table-cell office:value-type="float" office:value="123854986.7" calcext:value-type="float">
            <text:p>123854986.7</text:p>
          </table:table-cell>
          <table:table-cell/>
          <table:table-cell table:formula="of:=[.J10]-[.I10]" office:value-type="float" office:value="-123854986.7" calcext:value-type="float">
            <text:p>-123854986.7</text:p>
          </table:table-cell>
          <table:table-cell table:style-name="ce1" table:formula="of:=[.K10]/[.I10]" office:value-type="percentage" office:value="-1" calcext:value-type="percentage">
            <text:p>-100.00%</text:p>
          </table:table-cell>
        </table:table-row>
        <table:table-row table:style-name="ro1">
          <table:table-cell office:value-type="float" office:value="1.4044" calcext:value-type="float">
            <text:p>1.4044</text:p>
          </table:table-cell>
          <table:table-cell table:number-columns-repeated="6"/>
          <table:table-cell office:value-type="string" calcext:value-type="string">
            <text:p>bus_135_8</text:p>
          </table:table-cell>
          <table:table-cell office:value-type="float" office:value="97708466.327242" calcext:value-type="float">
            <text:p>97708466.327242</text:p>
          </table:table-cell>
          <table:table-cell/>
          <table:table-cell table:formula="of:=[.J11]-[.I11]" office:value-type="float" office:value="-97708466.327242" calcext:value-type="float">
            <text:p>-97708466.327242</text:p>
          </table:table-cell>
          <table:table-cell table:style-name="ce1" table:formula="of:=[.K11]/[.I11]" office:value-type="percentage" office:value="-1" calcext:value-type="percentage">
            <text:p>-100.00%</text:p>
          </table:table-cell>
        </table:table-row>
        <table:table-row table:style-name="ro1">
          <table:table-cell office:value-type="float" office:value="0.103041" calcext:value-type="float">
            <text:p>0.103041</text:p>
          </table:table-cell>
          <table:table-cell table:number-columns-repeated="6"/>
          <table:table-cell office:value-type="string" calcext:value-type="string">
            <text:p>bus_201_3</text:p>
          </table:table-cell>
          <table:table-cell office:value-type="float" office:value="184509887.639038" calcext:value-type="float">
            <text:p>184509887.639038</text:p>
          </table:table-cell>
          <table:table-cell office:value-type="float" office:value="172805650.478725" calcext:value-type="float">
            <text:p>172805650.478725</text:p>
          </table:table-cell>
          <table:table-cell table:formula="of:=[.J12]-[.I12]" office:value-type="float" office:value="-11704237.160313" calcext:value-type="float">
            <text:p>-11704237.160313</text:p>
          </table:table-cell>
          <table:table-cell table:style-name="ce1" table:formula="of:=[.K12]/[.I12]" office:value-type="percentage" office:value="-0.063434200248446" calcext:value-type="percentage">
            <text:p>-6.34%</text:p>
          </table:table-cell>
        </table:table-row>
        <table:table-row table:style-name="ro1">
          <table:table-cell office:value-type="float" office:value="6.675251" calcext:value-type="float">
            <text:p>6.675251</text:p>
          </table:table-cell>
          <table:table-cell table:number-columns-repeated="6"/>
          <table:table-cell office:value-type="string" calcext:value-type="string">
            <text:p>bus_873_7</text:p>
          </table:table-cell>
          <table:table-cell office:value-type="float" office:value="45803330889.565" calcext:value-type="float">
            <text:p>45803330889.565</text:p>
          </table:table-cell>
          <table:table-cell/>
          <table:table-cell table:formula="of:=[.J13]-[.I13]" office:value-type="float" office:value="-45803330889.565" calcext:value-type="float">
            <text:p>-45803330889.565</text:p>
          </table:table-cell>
          <table:table-cell table:style-name="ce1" table:formula="of:=[.K13]/[.I13]" office:value-type="percentage" office:value="-1" calcext:value-type="percentage">
            <text:p>-100.00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us_10476_84</text:p>
          </table:table-cell>
          <table:table-cell office:value-type="float" office:value="534527141823.616" calcext:value-type="float">
            <text:p>534527141823.616</text:p>
          </table:table-cell>
          <table:table-cell office:value-type="float" office:value="353129718732.438" calcext:value-type="float">
            <text:p>353129718732.438</text:p>
          </table:table-cell>
          <table:table-cell table:formula="of:=[.J14]-[.I14]" office:value-type="float" office:value="-181397423091.178" calcext:value-type="float">
            <text:p>-181397423091.178</text:p>
          </table:table-cell>
          <table:table-cell table:style-name="ce1" table:formula="of:=[.K14]/[.I14]" office:value-type="percentage" office:value="-0.339360546729796" calcext:value-type="percentage">
            <text:p>-33.94%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formula="of:=SUM([.A1:.A13])" office:value-type="float" office:value="111.195792" calcext:value-type="float">
            <text:p>111.195792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14]-[.I14]" office:value-type="float" office:value="-181397423091.178" calcext:value-type="float">
            <text:p>-181397423091.178</text:p>
          </table:table-cell>
          <table:table-cell table:style-name="ce1" table:formula="of:=[.J19]/[.I14]" office:value-type="percentage" office:value="-0.339360546729796" calcext:value-type="percentage">
            <text:p>-33.94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 style:data-style-name="N2" text:time-value="01:33:05.473882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22:48:47.344239542</meta:creation-date>
    <dc:date>2019-06-13T06:22:44.208606438</dc:date>
    <meta:editing-duration>PT2H13M7S</meta:editing-duration>
    <meta:editing-cycles>2</meta:editing-cycles>
    <meta:generator>LibreOffice/6.1.5.2$Linux_X86_64 LibreOffice_project/10$Build-2</meta:generator>
    <meta:document-statistic meta:table-count="1" meta:cell-count="51" meta:object-count="0"/>
  </office:meta>
</office:document-meta>
</file>